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3" style:family="paragraph" style:parent-style-name="Standard" style:list-style-name="WWNum23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4" style:family="paragraph" style:parent-style-name="Standard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P5" style:family="paragraph" style:parent-style-name="List_20_Paragraph" style:list-style-name="WWNum24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P6" style:family="paragraph" style:parent-style-name="Standard">
      <style:text-properties fo:language="en" fo:country="US" style:language-complex="ar" style:country-complex="SA"/>
    </style:style>
    <style:style style:name="P7" style:family="paragraph" style:parent-style-name="Standard" style:list-style-name="WWNum25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8" style:family="paragraph" style:parent-style-name="Text_20_body" style:list-style-name="WWNum25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9" style:family="paragraph" style:parent-style-name="Text_20_body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10" style:family="paragraph" style:parent-style-name="Text_20_body" style:list-style-name="WWNum26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P11" style:family="paragraph" style:parent-style-name="List_20_Paragraph" style:list-style-name="WWNum28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12" style:family="paragraph" style:parent-style-name="List_20_Paragraph" style:list-style-name="WWNum28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13" style:family="paragraph" style:parent-style-name="List_20_Paragraph" style:list-style-name="WWNum28">
      <style:text-properties fo:color="#000000" loext:opacity="100%" style:font-name="Arial" fo:font-size="11pt" fo:language="en" fo:country="US" fo:font-weight="normal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3" style:family="text">
      <style:text-properties officeooo:rsid="00120eef"/>
    </style:style>
    <style:style style:name="T254" style:family="text">
      <style:text-properties fo:font-weight="normal"/>
    </style:style>
    <style:style style:name="T255" style:family="text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T256" style:family="text">
      <style:text-properties fo:font-weight="bold"/>
    </style:style>
    <style:style style:name="T257" style:family="text">
      <style:text-properties style:language-complex="en" style:country-complex="US"/>
    </style:style>
    <style:style style:name="T258" style:family="text">
      <style:text-properties fo:language="en" fo:country="US" style:language-complex="ar" style:country-complex="SA"/>
    </style:style>
    <style:style style:name="T259" style:family="text">
      <style:text-properties fo:language="en" fo:country="US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color="#000000" loext:opacity="100%" style:font-name="Arial" fo:font-size="11pt" fo:language="en" fo:country="US" fo:font-weight="bold" style:font-weight-asian="normal" style:font-name-complex="Arial" style:font-size-complex="11pt" style:language-complex="ar" style:country-complex="SA" style:font-weight-complex="normal"/>
    </style:style>
    <style:style style:name="T26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BL <text:s/>Lab Assignment <text:span text:style-name="T253">3</text:span></text:p>
      <text:p text:style-name="P2">Batch: <text:span text:style-name="T254">G1</text:span><text:line-break/>Project Members:</text:p>
      <text:list text:style-name="WWNum23">
        <text:list-item>
          <text:p text:style-name="P3">Ibrahim Ansari (1032233145)<text:span text:style-name="T255"/></text:p>
        </text:list-item>
        <text:list-item>
          <text:p text:style-name="P3">Chayan Raj Bharati (1032233134)<text:span text:style-name="T255"/></text:p>
        </text:list-item>
        <text:list-item>
          <text:p text:style-name="P3">Omkar Darekar (1032232336)<text:span text:style-name="T255"/></text:p>
        </text:list-item>
        <text:list-item>
          <text:p text:style-name="P3">Mohammed Jasim (1032232360)<text:span text:style-name="T255"/></text:p>
        </text:list-item>
      </text:list>
      <text:p text:style-name="P4"><text:span text:style-name="T256">Title:</text:span> Setting Aims and Objectives</text:p>
      <text:p text:style-name="P4"><text:span text:style-name="T256">Problem Statement: </text:span>To define clear aims and objectives for the Flight Price Analysis Dashboard system.</text:p>
      <text:list text:style-name="WWNum24">
        <text:list-item>
          <text:p text:style-name="P5"><text:span text:style-name="T257">To understand the importance of project planning</text:span><text:span text:style-name="T258"/></text:p>
        </text:list-item>
        <text:list-item>
          <text:p text:style-name="P5">To define clear aims and objectives<text:span text:style-name="T259"/></text:p>
        </text:list-item>
      </text:list>
      <text:p text:style-name="P6"><text:span text:style-name="T259"/></text:p>
      <text:p text:style-name="P2">Aim: <text:span text:style-name="T260">To develop an interactive data exploration platform that analyzes and visualizes flight price trends, airline competitiveness, and the impact of travel factors to provide actionable insights for optimized travel planning.</text:span><text:span text:style-name="T261"/></text:p>
      <text:p text:style-name="P4"><text:span text:style-name="T256">Objectives:</text:span> </text:p>
      <text:list text:style-name="WWNum25">
        <text:list-item>
          <text:p text:style-name="P7"><text:span text:style-name="Strong_20_Emphasis"><text:span text:style-name="T254">To analyze and visualize flight price trends</text:span></text:span> between different destinations to help users understand pricing patterns over time.</text:p>
        </text:list-item>
        <text:list-item>
          <text:p text:style-name="P8"><text:span text:style-name="Strong_20_Emphasis"><text:span text:style-name="T254">To compare ticket prices across different airlines</text:span></text:span> and identify which airlines offer more economical options for similar routes.</text:p>
        </text:list-item>
        <text:list-item>
          <text:p text:style-name="P8"><text:span text:style-name="Strong_20_Emphasis"><text:span text:style-name="T254">To study the impact of factors such as delays, booking time, and travel dates</text:span></text:span> on flight prices and provide useful insights for better travel planning.</text:p>
        </text:list-item>
      </text:list>
      <text:p text:style-name="P9">Scope:</text:p>
      <text:list text:style-name="WWNum26">
        <text:list-item>
          <text:p text:style-name="P10">Analyze flight price data between different routes and airlines.</text:p>
        </text:list-item>
        <text:list-item>
          <text:p text:style-name="P10">Provide visual insights using charts and graphs.</text:p>
        </text:list-item>
        <text:list-item>
          <text:p text:style-name="P10">Allow users to filter data by source, destination, airline, and date.</text:p>
        </text:list-item>
        <text:list-item>
          <text:p text:style-name="P10">The system focuses only on analysis and not on flight booking.</text:p>
        </text:list-item>
      </text:list>
      <text:p text:style-name="Standard"/>
      <text:p text:style-name="P2">Tasks performed:</text:p>
      <text:list text:style-name="WWNum28">
        <text:list-item>
          <text:p text:style-name="P11"><text:soft-page-break/><text:span text:style-name="T256">Defining Project Aim</text:span><text:line-break/>The primary aim of this project is to develop a Flight Price Analysis Dashboard that leverages data science techniques to identify trends, compare airline pricing strategies, and provide actionable insights into the factors influencing airfare fluctuations.</text:p>
        </text:list-item>
        <text:list-item>
          <text:p text:style-name="P12">Defining Objectives</text:p>
          <text:list>
            <text:list-item>
              <text:p text:style-name="P13"><text:span text:style-name="T262">Data Collection and Pre-processing:</text:span> To source and clean comprehensive flight datasets, handling missing values and data inconsistencies using NumPy and Python.</text:p>
            </text:list-item>
            <text:list-item>
              <text:p text:style-name="P13"><text:span text:style-name="T262">Exploratory Data Analysis (EDA):</text:span> To analyze the correlation between flight prices and variables such as booking lead time, departure time (morning vs. night), and day of the week.</text:p>
            </text:list-item>
            <text:list-item>
              <text:p text:style-name="P13"><text:span text:style-name="T262">Airline Benchmarking:</text:span> To perform a comparative analysis of ticket prices across different airlines for identical routes to identify the most economical and premium service providers.</text:p>
            </text:list-item>
            <text:list-item>
              <text:p text:style-name="P13"><text:span text:style-name="T262">Trend Visualization:</text:span> To design and generate intuitive visual representations (histograms, line graphs, and box plots) to illustrate price volatility over time.</text:p>
            </text:list-item>
            <text:list-item>
              <text:p text:style-name="P13"><text:span text:style-name="T262">Impact Analysis:</text:span> To quantify the impact of external factors, such as flight delays and seasonal demand, on the final ticket cost for travelers.</text:p>
            </text:list-item>
            <text:list-item>
              <text:p text:style-name="P13"><text:span text:style-name="T262">User-Driven Filtering:</text:span> To implement a functional filtering system that allows users to query specific data points based on source, destination, and airline preferences.</text:p>
            </text:list-item>
          </text:list>
        </text:list-item>
      </text:list>
      <text:p text:style-name="Standard"/>
      <text:p text:style-name="P14"><text:span text:style-name="T256">Conclusion:</text:span> Well-defined aims and objectives ensure systematic development and successful project execu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none" fo:country="none" style:font-name-asian="Adwaita Sans" style:font-size-asian="12pt" style:language-asian="none" style:country-asian="none" style:font-family-complex="'Noto Sans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DStyle_5f_paragraph" style:display-name="DStyle_paragraph" style:family="paragraph" style:parent-style-name="Normal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complex="Arial" style:font-family-complex="Arial" style:font-size-complex="11pt" style:language-complex="ar" style:country-complex="SA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size-complex="9pt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9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7.019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7.236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7.34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7.45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7.563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Style_5f_text" style:display-name="DStyle_text" style:family="text"/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>
      <style:text-properties style:font-name="Arial" fo:font-family="Arial" style:font-name-complex="Arial" style:font-family-complex="Arial"/>
    </style:style>
    <style:style style:name="T200" style:family="text">
      <style:text-properties style:font-name="Courier New" fo:font-family="'Courier New'" style:font-name-complex="Courier New" style:font-family-complex="'Courier New'"/>
    </style:style>
    <style:style style:name="T201" style:family="text">
      <style:text-properties style:font-name="Wingdings" fo:font-family="Wingdings" style:font-name-complex="Wingdings" style:font-family-complex="Wingdings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Courier New" fo:font-family="'Courier New'" style:font-name-complex="Courier New" style:font-family-complex="'Courier New'"/>
    </style:style>
    <style:style style:name="T204" style:family="text">
      <style:text-properties style:font-name="Wingdings" fo:font-family="Wingdings" style:font-name-complex="Wingdings" style:font-family-complex="Wingdings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Courier New" fo:font-family="'Courier New'" style:font-name-complex="Courier New" style:font-family-complex="'Courier New'"/>
    </style:style>
    <style:style style:name="T207" style:family="text">
      <style:text-properties style:font-name="Wingdings" fo:font-family="Wingdings" style:font-name-complex="Wingdings" style:font-family-complex="Wingdings"/>
    </style:style>
    <style:style style:name="T20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6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6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6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6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7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7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7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7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7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8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bullet>
      <text:list-level-style-bullet text:level="2" text:style-name="T191" loext:num-list-format="%2%" text:bullet-char="•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bullet>
      <text:list-level-style-bullet text:level="3" text:style-name="T192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194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195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197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198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0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0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0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0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0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1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1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1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1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37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38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9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0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4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42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43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T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46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9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52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06T11:51:43.586617331</dc:date>
    <meta:editing-duration>PT2M8S</meta:editing-duration>
    <meta:editing-cycles>4</meta:editing-cycles>
    <meta:document-statistic meta:table-count="0" meta:image-count="0" meta:object-count="0" meta:page-count="2" meta:paragraph-count="30" meta:word-count="403" meta:character-count="2710" meta:non-whitespace-character-count="2356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